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exam serves as the assessment for those students who cannot utilize the Hadoop system and/or Ambari GUI.</text:p>
      <text:p text:style-name="Standard"/>
      <text:list xml:id="list1371403795380843077" text:style-name="WWNum1">
        <text:list-item>
          <text:p text:style-name="P2">Where are the list of services located in Ambari? </text:p>
          <text:list>
            <text:list-item>
              <text:p text:style-name="P3">Left panel</text:p>
            </text:list-item>
            <text:list-item>
              <text:p text:style-name="P2">Right panel</text:p>
            </text:list-item>
            <text:list-item>
              <text:p text:style-name="P2">Top menu</text:p>
            </text:list-item>
            <text:list-item>
              <text:p text:style-name="P2">Along the bottom</text:p>
            </text:list-item>
          </text:list>
        </text:list-item>
      </text:list>
      <text:p text:style-name="Standard"/>
      <text:list xml:id="list34310758" text:continue-numbering="true" text:style-name="WWNum1">
        <text:list-item>
          <text:p text:style-name="P2">Which node is the “worker bee” in HDFS?</text:p>
          <text:list>
            <text:list-item>
              <text:p text:style-name="P2">Name node</text:p>
            </text:list-item>
            <text:list-item>
              <text:p text:style-name="P3">Data node</text:p>
            </text:list-item>
          </text:list>
        </text:list-item>
      </text:list>
      <text:p text:style-name="Standard"/>
      <text:list xml:id="list34314436" text:continue-numbering="true" text:style-name="WWNum1">
        <text:list-item>
          <text:p text:style-name="P2">True or False? “Adding data to your cluster can be as easy and dragging and dropping.”</text:p>
          <text:list>
            <text:list-item>
              <text:p text:style-name="P3">True</text:p>
            </text:list-item>
            <text:list-item>
              <text:p text:style-name="P2">False</text:p>
            </text:list-item>
          </text:list>
        </text:list-item>
      </text:list>
      <text:p text:style-name="Standard"/>
      <text:list xml:id="list34318259" text:continue-numbering="true" text:style-name="WWNum1">
        <text:list-item>
          <text:p text:style-name="P2">What code will print your working directory in Linux?</text:p>
          <text:list>
            <text:list-item>
              <text:p text:style-name="P3">pwd </text:p>
            </text:list-item>
            <text:list-item>
              <text:p text:style-name="P2">cd</text:p>
            </text:list-item>
            <text:list-item>
              <text:p text:style-name="P2">ls</text:p>
            </text:list-item>
            <text:list-item>
              <text:p text:style-name="P2">ls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edith Dodd</meta:initial-creator>
    <dc:creator>skye hillhouse</dc:creator>
    <meta:editing-cycles>2</meta:editing-cycles>
    <meta:creation-date>2020-01-19T23:45:00</meta:creation-date>
    <dc:date>2023-03-23T14:06:29.30</dc:date>
    <meta:editing-duration>PT26S</meta:editing-duration>
    <meta:generator>OpenOffice/4.1.12$Win32 OpenOffice.org_project/4112m1$Build-9809</meta:generator>
    <meta:document-statistic meta:table-count="0" meta:image-count="0" meta:object-count="0" meta:page-count="1" meta:paragraph-count="17" meta:word-count="95" meta:character-count="4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